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1437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005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8" table:default-cell-style-name="ce1"/>
        <table:table-row table:style-name="ro1">
          <table:table-cell/>
          <table:table-cell office:value-type="string">
            <text:p>T</text:p>
          </table:table-cell>
          <table:table-cell table:number-columns-repeated="7"/>
          <table:table-cell office:value-type="string">
            <text:p>P</text:p>
          </table:table-cell>
          <table:table-cell table:number-columns-repeated="7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01">
            <text:p>0.001000</text:p>
          </table:table-cell>
          <table:table-cell office:value-type="float" office:value="0.020084">
            <text:p>0.020084</text:p>
          </table:table-cell>
          <table:table-cell office:value-type="float" office:value="0.019185">
            <text:p>0.019185</text:p>
          </table:table-cell>
          <table:table-cell office:value-type="float" office:value="0.020983">
            <text:p>0.020983</text:p>
          </table:table-cell>
          <table:table-cell office:value-type="float" office:value="10.542121">
            <text:p>10.542121</text:p>
          </table:table-cell>
          <table:table-cell office:value-type="float" office:value="9.867815">
            <text:p>9.867815</text:p>
          </table:table-cell>
          <table:table-cell office:value-type="float" office:value="11.216427">
            <text:p>11.216427</text:p>
          </table:table-cell>
          <table:table-cell/>
          <table:table-cell office:value-type="float" office:value="0.001">
            <text:p>0.001000</text:p>
          </table:table-cell>
          <table:table-cell office:value-type="float" office:value="0.0201">
            <text:p>0.020100</text:p>
          </table:table-cell>
          <table:table-cell office:value-type="float" office:value="0.019206">
            <text:p>0.019206</text:p>
          </table:table-cell>
          <table:table-cell office:value-type="float" office:value="0.020994">
            <text:p>0.020994</text:p>
          </table:table-cell>
          <table:table-cell office:value-type="float" office:value="1.430182">
            <text:p>1.430182</text:p>
          </table:table-cell>
          <table:table-cell office:value-type="float" office:value="0.34329">
            <text:p>0.343290</text:p>
          </table:table-cell>
          <table:table-cell office:value-type="float" office:value="2.517074">
            <text:p>2.517074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02">
            <text:p>0.002000</text:p>
          </table:table-cell>
          <table:table-cell office:value-type="float" office:value="0.039608">
            <text:p>0.039608</text:p>
          </table:table-cell>
          <table:table-cell office:value-type="float" office:value="0.038198">
            <text:p>0.038198</text:p>
          </table:table-cell>
          <table:table-cell office:value-type="float" office:value="0.041018">
            <text:p>0.041018</text:p>
          </table:table-cell>
          <table:table-cell office:value-type="float" office:value="10.857864">
            <text:p>10.857864</text:p>
          </table:table-cell>
          <table:table-cell office:value-type="float" office:value="10.616056">
            <text:p>10.616056</text:p>
          </table:table-cell>
          <table:table-cell office:value-type="float" office:value="11.099673">
            <text:p>11.099673</text:p>
          </table:table-cell>
          <table:table-cell/>
          <table:table-cell office:value-type="float" office:value="0.002">
            <text:p>0.002000</text:p>
          </table:table-cell>
          <table:table-cell office:value-type="float" office:value="0.0396">
            <text:p>0.039600</text:p>
          </table:table-cell>
          <table:table-cell office:value-type="float" office:value="0.038269">
            <text:p>0.038269</text:p>
          </table:table-cell>
          <table:table-cell office:value-type="float" office:value="0.040931">
            <text:p>0.040931</text:p>
          </table:table-cell>
          <table:table-cell office:value-type="float" office:value="2.02611">
            <text:p>2.026110</text:p>
          </table:table-cell>
          <table:table-cell office:value-type="float" office:value="1.610931">
            <text:p>1.610931</text:p>
          </table:table-cell>
          <table:table-cell office:value-type="float" office:value="2.441289">
            <text:p>2.441289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03">
            <text:p>0.003000</text:p>
          </table:table-cell>
          <table:table-cell office:value-type="float" office:value="0.059496">
            <text:p>0.059496</text:p>
          </table:table-cell>
          <table:table-cell office:value-type="float" office:value="0.057845">
            <text:p>0.057845</text:p>
          </table:table-cell>
          <table:table-cell office:value-type="float" office:value="0.061147">
            <text:p>0.061147</text:p>
          </table:table-cell>
          <table:table-cell office:value-type="float" office:value="11.034711">
            <text:p>11.034711</text:p>
          </table:table-cell>
          <table:table-cell office:value-type="float" office:value="10.756354">
            <text:p>10.756354</text:p>
          </table:table-cell>
          <table:table-cell office:value-type="float" office:value="11.313068">
            <text:p>11.313068</text:p>
          </table:table-cell>
          <table:table-cell/>
          <table:table-cell office:value-type="float" office:value="0.003">
            <text:p>0.003000</text:p>
          </table:table-cell>
          <table:table-cell office:value-type="float" office:value="0.059504">
            <text:p>0.059504</text:p>
          </table:table-cell>
          <table:table-cell office:value-type="float" office:value="0.057882">
            <text:p>0.057882</text:p>
          </table:table-cell>
          <table:table-cell office:value-type="float" office:value="0.061126">
            <text:p>0.061126</text:p>
          </table:table-cell>
          <table:table-cell office:value-type="float" office:value="2.523955">
            <text:p>2.523955</text:p>
          </table:table-cell>
          <table:table-cell office:value-type="float" office:value="2.061595">
            <text:p>2.061595</text:p>
          </table:table-cell>
          <table:table-cell office:value-type="float" office:value="2.986315">
            <text:p>2.986315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04">
            <text:p>0.004000</text:p>
          </table:table-cell>
          <table:table-cell office:value-type="float" office:value="0.079172">
            <text:p>0.079172</text:p>
          </table:table-cell>
          <table:table-cell office:value-type="float" office:value="0.075182">
            <text:p>0.075182</text:p>
          </table:table-cell>
          <table:table-cell office:value-type="float" office:value="0.083162">
            <text:p>0.083162</text:p>
          </table:table-cell>
          <table:table-cell office:value-type="float" office:value="11.235039">
            <text:p>11.235039</text:p>
          </table:table-cell>
          <table:table-cell office:value-type="float" office:value="10.898932">
            <text:p>10.898932</text:p>
          </table:table-cell>
          <table:table-cell office:value-type="float" office:value="11.571147">
            <text:p>11.571147</text:p>
          </table:table-cell>
          <table:table-cell/>
          <table:table-cell office:value-type="float" office:value="0.004">
            <text:p>0.004000</text:p>
          </table:table-cell>
          <table:table-cell office:value-type="float" office:value="0.079144">
            <text:p>0.079144</text:p>
          </table:table-cell>
          <table:table-cell office:value-type="float" office:value="0.075292">
            <text:p>0.075292</text:p>
          </table:table-cell>
          <table:table-cell office:value-type="float" office:value="0.082996">
            <text:p>0.082996</text:p>
          </table:table-cell>
          <table:table-cell office:value-type="float" office:value="2.915689">
            <text:p>2.915689</text:p>
          </table:table-cell>
          <table:table-cell office:value-type="float" office:value="2.550377">
            <text:p>2.550377</text:p>
          </table:table-cell>
          <table:table-cell office:value-type="float" office:value="3.281001">
            <text:p>3.281001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/>
          <table:table-cell office:value-type="float" office:value="0.005">
            <text:p>0.005000</text:p>
          </table:table-cell>
          <table:table-cell office:value-type="float" office:value="0.098636">
            <text:p>0.098636</text:p>
          </table:table-cell>
          <table:table-cell office:value-type="float" office:value="0.094771">
            <text:p>0.094771</text:p>
          </table:table-cell>
          <table:table-cell office:value-type="float" office:value="0.102501">
            <text:p>0.102501</text:p>
          </table:table-cell>
          <table:table-cell office:value-type="float" office:value="11.496101">
            <text:p>11.496101</text:p>
          </table:table-cell>
          <table:table-cell office:value-type="float" office:value="11.110295">
            <text:p>11.110295</text:p>
          </table:table-cell>
          <table:table-cell office:value-type="float" office:value="11.881907">
            <text:p>11.881907</text:p>
          </table:table-cell>
          <table:table-cell/>
          <table:table-cell office:value-type="float" office:value="0.005">
            <text:p>0.005000</text:p>
          </table:table-cell>
          <table:table-cell office:value-type="float" office:value="0.09866">
            <text:p>0.098660</text:p>
          </table:table-cell>
          <table:table-cell office:value-type="float" office:value="0.094497">
            <text:p>0.094497</text:p>
          </table:table-cell>
          <table:table-cell office:value-type="float" office:value="0.102823">
            <text:p>0.102823</text:p>
          </table:table-cell>
          <table:table-cell office:value-type="float" office:value="3.729597">
            <text:p>3.729597</text:p>
          </table:table-cell>
          <table:table-cell office:value-type="float" office:value="2.897931">
            <text:p>2.897931</text:p>
          </table:table-cell>
          <table:table-cell office:value-type="float" office:value="4.561263">
            <text:p>4.561263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06">
            <text:p>0.006000</text:p>
          </table:table-cell>
          <table:table-cell office:value-type="float" office:value="0.118576">
            <text:p>0.118576</text:p>
          </table:table-cell>
          <table:table-cell office:value-type="float" office:value="0.112459">
            <text:p>0.112459</text:p>
          </table:table-cell>
          <table:table-cell office:value-type="float" office:value="0.124693">
            <text:p>0.124693</text:p>
          </table:table-cell>
          <table:table-cell office:value-type="float" office:value="11.735053">
            <text:p>11.735053</text:p>
          </table:table-cell>
          <table:table-cell office:value-type="float" office:value="11.442584">
            <text:p>11.442584</text:p>
          </table:table-cell>
          <table:table-cell office:value-type="float" office:value="12.027523">
            <text:p>12.027523</text:p>
          </table:table-cell>
          <table:table-cell/>
          <table:table-cell office:value-type="float" office:value="0.006">
            <text:p>0.006000</text:p>
          </table:table-cell>
          <table:table-cell office:value-type="float" office:value="0.11842">
            <text:p>0.118420</text:p>
          </table:table-cell>
          <table:table-cell office:value-type="float" office:value="0.112365">
            <text:p>0.112365</text:p>
          </table:table-cell>
          <table:table-cell office:value-type="float" office:value="0.124475">
            <text:p>0.124475</text:p>
          </table:table-cell>
          <table:table-cell office:value-type="float" office:value="4.230441">
            <text:p>4.230441</text:p>
          </table:table-cell>
          <table:table-cell office:value-type="float" office:value="3.573319">
            <text:p>3.573319</text:p>
          </table:table-cell>
          <table:table-cell office:value-type="float" office:value="4.887564">
            <text:p>4.887564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07">
            <text:p>0.007000</text:p>
          </table:table-cell>
          <table:table-cell office:value-type="float" office:value="0.138864">
            <text:p>0.138864</text:p>
          </table:table-cell>
          <table:table-cell office:value-type="float" office:value="0.131555">
            <text:p>0.131555</text:p>
          </table:table-cell>
          <table:table-cell office:value-type="float" office:value="0.146173">
            <text:p>0.146173</text:p>
          </table:table-cell>
          <table:table-cell office:value-type="float" office:value="11.968849">
            <text:p>11.968849</text:p>
          </table:table-cell>
          <table:table-cell office:value-type="float" office:value="11.660495">
            <text:p>11.660495</text:p>
          </table:table-cell>
          <table:table-cell office:value-type="float" office:value="12.277203">
            <text:p>12.277203</text:p>
          </table:table-cell>
          <table:table-cell/>
          <table:table-cell office:value-type="float" office:value="0.007">
            <text:p>0.007000</text:p>
          </table:table-cell>
          <table:table-cell office:value-type="float" office:value="0.138956">
            <text:p>0.138956</text:p>
          </table:table-cell>
          <table:table-cell office:value-type="float" office:value="0.131312">
            <text:p>0.131312</text:p>
          </table:table-cell>
          <table:table-cell office:value-type="float" office:value="0.1466">
            <text:p>0.146600</text:p>
          </table:table-cell>
          <table:table-cell office:value-type="float" office:value="5.117397">
            <text:p>5.117397</text:p>
          </table:table-cell>
          <table:table-cell office:value-type="float" office:value="4.42678">
            <text:p>4.426780</text:p>
          </table:table-cell>
          <table:table-cell office:value-type="float" office:value="5.808014">
            <text:p>5.808014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08">
            <text:p>0.008000</text:p>
          </table:table-cell>
          <table:table-cell office:value-type="float" office:value="0.158764">
            <text:p>0.158764</text:p>
          </table:table-cell>
          <table:table-cell office:value-type="float" office:value="0.151535">
            <text:p>0.151535</text:p>
          </table:table-cell>
          <table:table-cell office:value-type="float" office:value="0.165993">
            <text:p>0.165993</text:p>
          </table:table-cell>
          <table:table-cell office:value-type="float" office:value="12.225883">
            <text:p>12.225883</text:p>
          </table:table-cell>
          <table:table-cell office:value-type="float" office:value="11.911772">
            <text:p>11.911772</text:p>
          </table:table-cell>
          <table:table-cell office:value-type="float" office:value="12.539993">
            <text:p>12.539993</text:p>
          </table:table-cell>
          <table:table-cell/>
          <table:table-cell office:value-type="float" office:value="0.008">
            <text:p>0.008000</text:p>
          </table:table-cell>
          <table:table-cell office:value-type="float" office:value="0.158892">
            <text:p>0.158892</text:p>
          </table:table-cell>
          <table:table-cell office:value-type="float" office:value="0.151667">
            <text:p>0.151667</text:p>
          </table:table-cell>
          <table:table-cell office:value-type="float" office:value="0.166117">
            <text:p>0.166117</text:p>
          </table:table-cell>
          <table:table-cell office:value-type="float" office:value="6.167001">
            <text:p>6.167001</text:p>
          </table:table-cell>
          <table:table-cell office:value-type="float" office:value="5.435984">
            <text:p>5.435984</text:p>
          </table:table-cell>
          <table:table-cell office:value-type="float" office:value="6.898017">
            <text:p>6.898017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/>
          <table:table-cell office:value-type="float" office:value="0.009">
            <text:p>0.009000</text:p>
          </table:table-cell>
          <table:table-cell office:value-type="float" office:value="0.178728">
            <text:p>0.178728</text:p>
          </table:table-cell>
          <table:table-cell office:value-type="float" office:value="0.169721">
            <text:p>0.169721</text:p>
          </table:table-cell>
          <table:table-cell office:value-type="float" office:value="0.187735">
            <text:p>0.187735</text:p>
          </table:table-cell>
          <table:table-cell office:value-type="float" office:value="12.535601">
            <text:p>12.535601</text:p>
          </table:table-cell>
          <table:table-cell office:value-type="float" office:value="12.382121">
            <text:p>12.382121</text:p>
          </table:table-cell>
          <table:table-cell office:value-type="float" office:value="12.68908">
            <text:p>12.689080</text:p>
          </table:table-cell>
          <table:table-cell/>
          <table:table-cell office:value-type="float" office:value="0.009">
            <text:p>0.009000</text:p>
          </table:table-cell>
          <table:table-cell office:value-type="float" office:value="0.178972">
            <text:p>0.178972</text:p>
          </table:table-cell>
          <table:table-cell office:value-type="float" office:value="0.169467">
            <text:p>0.169467</text:p>
          </table:table-cell>
          <table:table-cell office:value-type="float" office:value="0.188477">
            <text:p>0.188477</text:p>
          </table:table-cell>
          <table:table-cell office:value-type="float" office:value="7.150185">
            <text:p>7.150185</text:p>
          </table:table-cell>
          <table:table-cell office:value-type="float" office:value="6.052878">
            <text:p>6.052878</text:p>
          </table:table-cell>
          <table:table-cell office:value-type="float" office:value="8.247492">
            <text:p>8.247492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/>
          <table:table-cell office:value-type="float" office:value="0.01">
            <text:p>0.010000</text:p>
          </table:table-cell>
          <table:table-cell office:value-type="float" office:value="0.199176">
            <text:p>0.199176</text:p>
          </table:table-cell>
          <table:table-cell office:value-type="float" office:value="0.190502">
            <text:p>0.190502</text:p>
          </table:table-cell>
          <table:table-cell office:value-type="float" office:value="0.20785">
            <text:p>0.207850</text:p>
          </table:table-cell>
          <table:table-cell office:value-type="float" office:value="12.872375">
            <text:p>12.872375</text:p>
          </table:table-cell>
          <table:table-cell office:value-type="float" office:value="12.754127">
            <text:p>12.754127</text:p>
          </table:table-cell>
          <table:table-cell office:value-type="float" office:value="12.990623">
            <text:p>12.990623</text:p>
          </table:table-cell>
          <table:table-cell/>
          <table:table-cell office:value-type="float" office:value="0.01">
            <text:p>0.010000</text:p>
          </table:table-cell>
          <table:table-cell office:value-type="float" office:value="0.199244">
            <text:p>0.199244</text:p>
          </table:table-cell>
          <table:table-cell office:value-type="float" office:value="0.190843">
            <text:p>0.190843</text:p>
          </table:table-cell>
          <table:table-cell office:value-type="float" office:value="0.207645">
            <text:p>0.207645</text:p>
          </table:table-cell>
          <table:table-cell office:value-type="float" office:value="8.487443">
            <text:p>8.487443</text:p>
          </table:table-cell>
          <table:table-cell office:value-type="float" office:value="7.163203">
            <text:p>7.163203</text:p>
          </table:table-cell>
          <table:table-cell office:value-type="float" office:value="9.811683">
            <text:p>9.811683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2">
            <text:p>0.020000</text:p>
          </table:table-cell>
          <table:table-cell office:value-type="float" office:value="0.399664">
            <text:p>0.399664</text:p>
          </table:table-cell>
          <table:table-cell office:value-type="float" office:value="0.389705">
            <text:p>0.389705</text:p>
          </table:table-cell>
          <table:table-cell office:value-type="float" office:value="0.409623">
            <text:p>0.409623</text:p>
          </table:table-cell>
          <table:table-cell office:value-type="float" office:value="16.798908">
            <text:p>16.798908</text:p>
          </table:table-cell>
          <table:table-cell office:value-type="float" office:value="16.394751">
            <text:p>16.394751</text:p>
          </table:table-cell>
          <table:table-cell office:value-type="float" office:value="17.203065">
            <text:p>17.203065</text:p>
          </table:table-cell>
          <table:table-cell/>
          <table:table-cell office:value-type="float" office:value="0.02">
            <text:p>0.020000</text:p>
          </table:table-cell>
          <table:table-cell office:value-type="float" office:value="0.379864">
            <text:p>0.379864</text:p>
          </table:table-cell>
          <table:table-cell office:value-type="float" office:value="0.37169">
            <text:p>0.371690</text:p>
          </table:table-cell>
          <table:table-cell office:value-type="float" office:value="0.388038">
            <text:p>0.388038</text:p>
          </table:table-cell>
          <table:table-cell office:value-type="float" office:value="1034.346402">
            <text:p>1034.346402</text:p>
          </table:table-cell>
          <table:table-cell office:value-type="float" office:value="472.045098">
            <text:p>472.045098</text:p>
          </table:table-cell>
          <table:table-cell office:value-type="float" office:value="1596.647705">
            <text:p>1596.647705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3">
            <text:p>0.030000</text:p>
          </table:table-cell>
          <table:table-cell office:value-type="float" office:value="0.600228">
            <text:p>0.600228</text:p>
          </table:table-cell>
          <table:table-cell office:value-type="float" office:value="0.58491">
            <text:p>0.584910</text:p>
          </table:table-cell>
          <table:table-cell office:value-type="float" office:value="0.615546">
            <text:p>0.615546</text:p>
          </table:table-cell>
          <table:table-cell office:value-type="float" office:value="24.628745">
            <text:p>24.628745</text:p>
          </table:table-cell>
          <table:table-cell office:value-type="float" office:value="23.940627">
            <text:p>23.940627</text:p>
          </table:table-cell>
          <table:table-cell office:value-type="float" office:value="25.316863">
            <text:p>25.316863</text:p>
          </table:table-cell>
          <table:table-cell/>
          <table:table-cell office:value-type="float" office:value="0.03">
            <text:p>0.030000</text:p>
          </table:table-cell>
          <table:table-cell office:value-type="float" office:value="0.376732">
            <text:p>0.376732</text:p>
          </table:table-cell>
          <table:table-cell office:value-type="float" office:value="0.372723">
            <text:p>0.372723</text:p>
          </table:table-cell>
          <table:table-cell office:value-type="float" office:value="0.380741">
            <text:p>0.380741</text:p>
          </table:table-cell>
          <table:table-cell office:value-type="float" office:value="9156.333487">
            <text:p>9156.333487</text:p>
          </table:table-cell>
          <table:table-cell office:value-type="float" office:value="8626.958377">
            <text:p>8626.958377</text:p>
          </table:table-cell>
          <table:table-cell office:value-type="float" office:value="9685.708597">
            <text:p>9685.708597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4">
            <text:p>0.040000</text:p>
          </table:table-cell>
          <table:table-cell office:value-type="float" office:value="0.79868">
            <text:p>0.798680</text:p>
          </table:table-cell>
          <table:table-cell office:value-type="float" office:value="0.787116">
            <text:p>0.787116</text:p>
          </table:table-cell>
          <table:table-cell office:value-type="float" office:value="0.810244">
            <text:p>0.810244</text:p>
          </table:table-cell>
          <table:table-cell office:value-type="float" office:value="47.509933">
            <text:p>47.509933</text:p>
          </table:table-cell>
          <table:table-cell office:value-type="float" office:value="44.879553">
            <text:p>44.879553</text:p>
          </table:table-cell>
          <table:table-cell office:value-type="float" office:value="50.140314">
            <text:p>50.140314</text:p>
          </table:table-cell>
          <table:table-cell/>
          <table:table-cell office:value-type="float" office:value="0.04">
            <text:p>0.040000</text:p>
          </table:table-cell>
          <table:table-cell office:value-type="float" office:value="0.376616">
            <text:p>0.376616</text:p>
          </table:table-cell>
          <table:table-cell office:value-type="float" office:value="0.373921">
            <text:p>0.373921</text:p>
          </table:table-cell>
          <table:table-cell office:value-type="float" office:value="0.379311">
            <text:p>0.379311</text:p>
          </table:table-cell>
          <table:table-cell office:value-type="float" office:value="13075.042958">
            <text:p>13075.042958</text:p>
          </table:table-cell>
          <table:table-cell office:value-type="float" office:value="12873.475952">
            <text:p>12873.475952</text:p>
          </table:table-cell>
          <table:table-cell office:value-type="float" office:value="13276.609963">
            <text:p>13276.609963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float" office:value="0.05">
            <text:p>0.050000</text:p>
          </table:table-cell>
          <table:table-cell office:value-type="float" office:value="0.982704">
            <text:p>0.982704</text:p>
          </table:table-cell>
          <table:table-cell office:value-type="float" office:value="0.977115">
            <text:p>0.977115</text:p>
          </table:table-cell>
          <table:table-cell office:value-type="float" office:value="0.988293">
            <text:p>0.988293</text:p>
          </table:table-cell>
          <table:table-cell office:value-type="float" office:value="506.978936">
            <text:p>506.978936</text:p>
          </table:table-cell>
          <table:table-cell office:value-type="float" office:value="368.200624">
            <text:p>368.200624</text:p>
          </table:table-cell>
          <table:table-cell office:value-type="float" office:value="645.757247">
            <text:p>645.757247</text:p>
          </table:table-cell>
          <table:table-cell/>
          <table:table-cell office:value-type="float" office:value="0.05">
            <text:p>0.050000</text:p>
          </table:table-cell>
          <table:table-cell office:value-type="float" office:value="0.3767">
            <text:p>0.376700</text:p>
          </table:table-cell>
          <table:table-cell office:value-type="float" office:value="0.372914">
            <text:p>0.372914</text:p>
          </table:table-cell>
          <table:table-cell office:value-type="float" office:value="0.380486">
            <text:p>0.380486</text:p>
          </table:table-cell>
          <table:table-cell office:value-type="float" office:value="15437.315472">
            <text:p>15437.315472</text:p>
          </table:table-cell>
          <table:table-cell office:value-type="float" office:value="15119.564624">
            <text:p>15119.564624</text:p>
          </table:table-cell>
          <table:table-cell office:value-type="float" office:value="15755.066319">
            <text:p>15755.066319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/>
          <table:table-cell office:value-type="string">
            <text:p>I</text:p>
          </table:table-cell>
          <table:table-cell table:number-columns-repeated="6"/>
          <table:table-cell table:style-name="Default"/>
          <table:table-cell office:value-type="string">
            <text:p>B</text:p>
          </table:table-cell>
          <table:table-cell table:number-columns-repeated="6"/>
          <table:table-cell table:style-name="Default" table:number-columns-repeated="8"/>
          <table:table-cell table:number-columns-repeated="1000"/>
        </table:table-row>
        <table:table-row table:style-name="ro1">
          <table:table-cell/>
          <table:table-cell office:value-type="float" office:value="0.001">
            <text:p>0.001000</text:p>
          </table:table-cell>
          <table:table-cell office:value-type="float" office:value="0.020096">
            <text:p>0.020096</text:p>
          </table:table-cell>
          <table:table-cell office:value-type="float" office:value="0.019194">
            <text:p>0.019194</text:p>
          </table:table-cell>
          <table:table-cell office:value-type="float" office:value="0.020998">
            <text:p>0.020998</text:p>
          </table:table-cell>
          <table:table-cell office:value-type="float" office:value="1.226683">
            <text:p>1.226683</text:p>
          </table:table-cell>
          <table:table-cell office:value-type="float" office:value="0.857648">
            <text:p>0.857648</text:p>
          </table:table-cell>
          <table:table-cell office:value-type="float" office:value="1.595718">
            <text:p>1.595718</text:p>
          </table:table-cell>
          <table:table-cell table:style-name="Default"/>
          <table:table-cell office:value-type="float" office:value="0.001">
            <text:p>0.001000</text:p>
          </table:table-cell>
          <table:table-cell office:value-type="float" office:value="0.020092">
            <text:p>0.020092</text:p>
          </table:table-cell>
          <table:table-cell office:value-type="float" office:value="0.019183">
            <text:p>0.019183</text:p>
          </table:table-cell>
          <table:table-cell office:value-type="float" office:value="0.021001">
            <text:p>0.021001</text:p>
          </table:table-cell>
          <table:table-cell office:value-type="float" office:value="1.063026">
            <text:p>1.063026</text:p>
          </table:table-cell>
          <table:table-cell office:value-type="float" office:value="0.988529">
            <text:p>0.988529</text:p>
          </table:table-cell>
          <table:table-cell office:value-type="float" office:value="1.137523">
            <text:p>1.137523</text:p>
          </table:table-cell>
          <table:table-cell table:style-name="Default" table:number-columns-repeated="8"/>
          <table:table-cell table:number-columns-repeated="1000"/>
        </table:table-row>
        <table:table-row table:style-name="ro1">
          <table:table-cell/>
          <table:table-cell office:value-type="float" office:value="0.002">
            <text:p>0.002000</text:p>
          </table:table-cell>
          <table:table-cell office:value-type="float" office:value="0.039624">
            <text:p>0.039624</text:p>
          </table:table-cell>
          <table:table-cell office:value-type="float" office:value="0.038205">
            <text:p>0.038205</text:p>
          </table:table-cell>
          <table:table-cell office:value-type="float" office:value="0.041043">
            <text:p>0.041043</text:p>
          </table:table-cell>
          <table:table-cell office:value-type="float" office:value="1.484938">
            <text:p>1.484938</text:p>
          </table:table-cell>
          <table:table-cell office:value-type="float" office:value="1.19733">
            <text:p>1.197330</text:p>
          </table:table-cell>
          <table:table-cell office:value-type="float" office:value="1.772546">
            <text:p>1.772546</text:p>
          </table:table-cell>
          <table:table-cell table:style-name="Default"/>
          <table:table-cell office:value-type="float" office:value="0.002">
            <text:p>0.002000</text:p>
          </table:table-cell>
          <table:table-cell office:value-type="float" office:value="0.039612">
            <text:p>0.039612</text:p>
          </table:table-cell>
          <table:table-cell office:value-type="float" office:value="0.038226">
            <text:p>0.038226</text:p>
          </table:table-cell>
          <table:table-cell office:value-type="float" office:value="0.040998">
            <text:p>0.040998</text:p>
          </table:table-cell>
          <table:table-cell office:value-type="float" office:value="1.154172">
            <text:p>1.154172</text:p>
          </table:table-cell>
          <table:table-cell office:value-type="float" office:value="1.059571">
            <text:p>1.059571</text:p>
          </table:table-cell>
          <table:table-cell office:value-type="float" office:value="1.248773">
            <text:p>1.248773</text:p>
          </table:table-cell>
          <table:table-cell table:style-name="Default" table:number-columns-repeated="8"/>
          <table:table-cell table:number-columns-repeated="1000"/>
        </table:table-row>
        <table:table-row table:style-name="ro1">
          <table:table-cell/>
          <table:table-cell office:value-type="float" office:value="0.003">
            <text:p>0.003000</text:p>
          </table:table-cell>
          <table:table-cell office:value-type="float" office:value="0.0595">
            <text:p>0.059500</text:p>
          </table:table-cell>
          <table:table-cell office:value-type="float" office:value="0.057914">
            <text:p>0.057914</text:p>
          </table:table-cell>
          <table:table-cell office:value-type="float" office:value="0.061086">
            <text:p>0.061086</text:p>
          </table:table-cell>
          <table:table-cell office:value-type="float" office:value="1.773975">
            <text:p>1.773975</text:p>
          </table:table-cell>
          <table:table-cell office:value-type="float" office:value="1.584789">
            <text:p>1.584789</text:p>
          </table:table-cell>
          <table:table-cell office:value-type="float" office:value="1.963162">
            <text:p>1.963162</text:p>
          </table:table-cell>
          <table:table-cell table:style-name="Default"/>
          <table:table-cell office:value-type="float" office:value="0.003">
            <text:p>0.003000</text:p>
          </table:table-cell>
          <table:table-cell office:value-type="float" office:value="0.05952">
            <text:p>0.059520</text:p>
          </table:table-cell>
          <table:table-cell office:value-type="float" office:value="0.057888">
            <text:p>0.057888</text:p>
          </table:table-cell>
          <table:table-cell office:value-type="float" office:value="0.061152">
            <text:p>0.061152</text:p>
          </table:table-cell>
          <table:table-cell office:value-type="float" office:value="1.281645">
            <text:p>1.281645</text:p>
          </table:table-cell>
          <table:table-cell office:value-type="float" office:value="1.156165">
            <text:p>1.156165</text:p>
          </table:table-cell>
          <table:table-cell office:value-type="float" office:value="1.407124">
            <text:p>1.407124</text:p>
          </table:table-cell>
          <table:table-cell table:style-name="Default" table:number-columns-repeated="8"/>
          <table:table-cell table:number-columns-repeated="1000"/>
        </table:table-row>
        <table:table-row table:style-name="ro1">
          <table:table-cell/>
          <table:table-cell office:value-type="float" office:value="0.004">
            <text:p>0.004000</text:p>
          </table:table-cell>
          <table:table-cell office:value-type="float" office:value="0.079188">
            <text:p>0.079188</text:p>
          </table:table-cell>
          <table:table-cell office:value-type="float" office:value="0.075239">
            <text:p>0.075239</text:p>
          </table:table-cell>
          <table:table-cell office:value-type="float" office:value="0.083137">
            <text:p>0.083137</text:p>
          </table:table-cell>
          <table:table-cell office:value-type="float" office:value="2.027137">
            <text:p>2.027137</text:p>
          </table:table-cell>
          <table:table-cell office:value-type="float" office:value="1.782084">
            <text:p>1.782084</text:p>
          </table:table-cell>
          <table:table-cell office:value-type="float" office:value="2.27219">
            <text:p>2.272190</text:p>
          </table:table-cell>
          <table:table-cell/>
          <table:table-cell office:value-type="float" office:value="0.004">
            <text:p>0.004000</text:p>
          </table:table-cell>
          <table:table-cell office:value-type="float" office:value="0.079164">
            <text:p>0.079164</text:p>
          </table:table-cell>
          <table:table-cell office:value-type="float" office:value="0.075181">
            <text:p>0.075181</text:p>
          </table:table-cell>
          <table:table-cell office:value-type="float" office:value="0.083147">
            <text:p>0.083147</text:p>
          </table:table-cell>
          <table:table-cell office:value-type="float" office:value="1.374942">
            <text:p>1.374942</text:p>
          </table:table-cell>
          <table:table-cell office:value-type="float" office:value="1.31552">
            <text:p>1.315520</text:p>
          </table:table-cell>
          <table:table-cell office:value-type="float" office:value="1.434364">
            <text:p>1.43436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5">
            <text:p>0.005000</text:p>
          </table:table-cell>
          <table:table-cell office:value-type="float" office:value="0.098668">
            <text:p>0.098668</text:p>
          </table:table-cell>
          <table:table-cell office:value-type="float" office:value="0.094795">
            <text:p>0.094795</text:p>
          </table:table-cell>
          <table:table-cell office:value-type="float" office:value="0.102541">
            <text:p>0.102541</text:p>
          </table:table-cell>
          <table:table-cell office:value-type="float" office:value="2.294533">
            <text:p>2.294533</text:p>
          </table:table-cell>
          <table:table-cell office:value-type="float" office:value="1.902361">
            <text:p>1.902361</text:p>
          </table:table-cell>
          <table:table-cell office:value-type="float" office:value="2.686706">
            <text:p>2.686706</text:p>
          </table:table-cell>
          <table:table-cell/>
          <table:table-cell office:value-type="float" office:value="0.005">
            <text:p>0.005000</text:p>
          </table:table-cell>
          <table:table-cell office:value-type="float" office:value="0.09864">
            <text:p>0.098640</text:p>
          </table:table-cell>
          <table:table-cell office:value-type="float" office:value="0.094721">
            <text:p>0.094721</text:p>
          </table:table-cell>
          <table:table-cell office:value-type="float" office:value="0.102559">
            <text:p>0.102559</text:p>
          </table:table-cell>
          <table:table-cell office:value-type="float" office:value="1.506597">
            <text:p>1.506597</text:p>
          </table:table-cell>
          <table:table-cell office:value-type="float" office:value="1.345607">
            <text:p>1.345607</text:p>
          </table:table-cell>
          <table:table-cell office:value-type="float" office:value="1.667588">
            <text:p>1.66758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6">
            <text:p>0.006000</text:p>
          </table:table-cell>
          <table:table-cell office:value-type="float" office:value="0.11862">
            <text:p>0.118620</text:p>
          </table:table-cell>
          <table:table-cell office:value-type="float" office:value="0.112571">
            <text:p>0.112571</text:p>
          </table:table-cell>
          <table:table-cell office:value-type="float" office:value="0.124669">
            <text:p>0.124669</text:p>
          </table:table-cell>
          <table:table-cell office:value-type="float" office:value="2.650681">
            <text:p>2.650681</text:p>
          </table:table-cell>
          <table:table-cell office:value-type="float" office:value="2.557738">
            <text:p>2.557738</text:p>
          </table:table-cell>
          <table:table-cell office:value-type="float" office:value="2.743623">
            <text:p>2.743623</text:p>
          </table:table-cell>
          <table:table-cell/>
          <table:table-cell office:value-type="float" office:value="0.006">
            <text:p>0.006000</text:p>
          </table:table-cell>
          <table:table-cell office:value-type="float" office:value="0.118584">
            <text:p>0.118584</text:p>
          </table:table-cell>
          <table:table-cell office:value-type="float" office:value="0.112507">
            <text:p>0.112507</text:p>
          </table:table-cell>
          <table:table-cell office:value-type="float" office:value="0.124661">
            <text:p>0.124661</text:p>
          </table:table-cell>
          <table:table-cell office:value-type="float" office:value="1.659447">
            <text:p>1.659447</text:p>
          </table:table-cell>
          <table:table-cell office:value-type="float" office:value="1.429209">
            <text:p>1.429209</text:p>
          </table:table-cell>
          <table:table-cell office:value-type="float" office:value="1.889685">
            <text:p>1.88968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7">
            <text:p>0.007000</text:p>
          </table:table-cell>
          <table:table-cell office:value-type="float" office:value="0.138864">
            <text:p>0.138864</text:p>
          </table:table-cell>
          <table:table-cell office:value-type="float" office:value="0.131579">
            <text:p>0.131579</text:p>
          </table:table-cell>
          <table:table-cell office:value-type="float" office:value="0.146149">
            <text:p>0.146149</text:p>
          </table:table-cell>
          <table:table-cell office:value-type="float" office:value="2.991016">
            <text:p>2.991016</text:p>
          </table:table-cell>
          <table:table-cell office:value-type="float" office:value="2.343759">
            <text:p>2.343759</text:p>
          </table:table-cell>
          <table:table-cell office:value-type="float" office:value="3.638273">
            <text:p>3.638273</text:p>
          </table:table-cell>
          <table:table-cell/>
          <table:table-cell office:value-type="float" office:value="0.007">
            <text:p>0.007000</text:p>
          </table:table-cell>
          <table:table-cell office:value-type="float" office:value="0.13886">
            <text:p>0.138860</text:p>
          </table:table-cell>
          <table:table-cell office:value-type="float" office:value="0.131782">
            <text:p>0.131782</text:p>
          </table:table-cell>
          <table:table-cell office:value-type="float" office:value="0.145938">
            <text:p>0.145938</text:p>
          </table:table-cell>
          <table:table-cell office:value-type="float" office:value="1.861234">
            <text:p>1.861234</text:p>
          </table:table-cell>
          <table:table-cell office:value-type="float" office:value="1.685492">
            <text:p>1.685492</text:p>
          </table:table-cell>
          <table:table-cell office:value-type="float" office:value="2.036976">
            <text:p>2.03697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8">
            <text:p>0.008000</text:p>
          </table:table-cell>
          <table:table-cell office:value-type="float" office:value="0.158804">
            <text:p>0.158804</text:p>
          </table:table-cell>
          <table:table-cell office:value-type="float" office:value="0.15171">
            <text:p>0.151710</text:p>
          </table:table-cell>
          <table:table-cell office:value-type="float" office:value="0.165898">
            <text:p>0.165898</text:p>
          </table:table-cell>
          <table:table-cell office:value-type="float" office:value="3.541008">
            <text:p>3.541008</text:p>
          </table:table-cell>
          <table:table-cell office:value-type="float" office:value="3.11019">
            <text:p>3.110190</text:p>
          </table:table-cell>
          <table:table-cell office:value-type="float" office:value="3.971825">
            <text:p>3.971825</text:p>
          </table:table-cell>
          <table:table-cell/>
          <table:table-cell office:value-type="float" office:value="0.008">
            <text:p>0.008000</text:p>
          </table:table-cell>
          <table:table-cell office:value-type="float" office:value="0.15878">
            <text:p>0.158780</text:p>
          </table:table-cell>
          <table:table-cell office:value-type="float" office:value="0.151713">
            <text:p>0.151713</text:p>
          </table:table-cell>
          <table:table-cell office:value-type="float" office:value="0.165847">
            <text:p>0.165847</text:p>
          </table:table-cell>
          <table:table-cell office:value-type="float" office:value="2.187665">
            <text:p>2.187665</text:p>
          </table:table-cell>
          <table:table-cell office:value-type="float" office:value="1.910375">
            <text:p>1.910375</text:p>
          </table:table-cell>
          <table:table-cell office:value-type="float" office:value="2.464955">
            <text:p>2.46495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09">
            <text:p>0.009000</text:p>
          </table:table-cell>
          <table:table-cell office:value-type="float" office:value="0.178708">
            <text:p>0.178708</text:p>
          </table:table-cell>
          <table:table-cell office:value-type="float" office:value="0.169719">
            <text:p>0.169719</text:p>
          </table:table-cell>
          <table:table-cell office:value-type="float" office:value="0.187697">
            <text:p>0.187697</text:p>
          </table:table-cell>
          <table:table-cell office:value-type="float" office:value="3.930656">
            <text:p>3.930656</text:p>
          </table:table-cell>
          <table:table-cell office:value-type="float" office:value="3.69396">
            <text:p>3.693960</text:p>
          </table:table-cell>
          <table:table-cell office:value-type="float" office:value="4.167353">
            <text:p>4.167353</text:p>
          </table:table-cell>
          <table:table-cell/>
          <table:table-cell office:value-type="float" office:value="0.009">
            <text:p>0.009000</text:p>
          </table:table-cell>
          <table:table-cell office:value-type="float" office:value="0.178792">
            <text:p>0.178792</text:p>
          </table:table-cell>
          <table:table-cell office:value-type="float" office:value="0.169638">
            <text:p>0.169638</text:p>
          </table:table-cell>
          <table:table-cell office:value-type="float" office:value="0.187946">
            <text:p>0.187946</text:p>
          </table:table-cell>
          <table:table-cell office:value-type="float" office:value="2.532361">
            <text:p>2.532361</text:p>
          </table:table-cell>
          <table:table-cell office:value-type="float" office:value="2.420227">
            <text:p>2.420227</text:p>
          </table:table-cell>
          <table:table-cell office:value-type="float" office:value="2.644496">
            <text:p>2.64449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1">
            <text:p>0.010000</text:p>
          </table:table-cell>
          <table:table-cell office:value-type="float" office:value="0.199252">
            <text:p>0.199252</text:p>
          </table:table-cell>
          <table:table-cell office:value-type="float" office:value="0.190592">
            <text:p>0.190592</text:p>
          </table:table-cell>
          <table:table-cell office:value-type="float" office:value="0.207912">
            <text:p>0.207912</text:p>
          </table:table-cell>
          <table:table-cell office:value-type="float" office:value="4.624124">
            <text:p>4.624124</text:p>
          </table:table-cell>
          <table:table-cell office:value-type="float" office:value="4.110889">
            <text:p>4.110889</text:p>
          </table:table-cell>
          <table:table-cell office:value-type="float" office:value="5.137359">
            <text:p>5.137359</text:p>
          </table:table-cell>
          <table:table-cell/>
          <table:table-cell office:value-type="float" office:value="0.01">
            <text:p>0.010000</text:p>
          </table:table-cell>
          <table:table-cell office:value-type="float" office:value="0.19918">
            <text:p>0.199180</text:p>
          </table:table-cell>
          <table:table-cell office:value-type="float" office:value="0.190448">
            <text:p>0.190448</text:p>
          </table:table-cell>
          <table:table-cell office:value-type="float" office:value="0.207912">
            <text:p>0.207912</text:p>
          </table:table-cell>
          <table:table-cell office:value-type="float" office:value="3.608164">
            <text:p>3.608164</text:p>
          </table:table-cell>
          <table:table-cell office:value-type="float" office:value="2.39781">
            <text:p>2.397810</text:p>
          </table:table-cell>
          <table:table-cell office:value-type="float" office:value="4.818518">
            <text:p>4.81851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2">
            <text:p>0.020000</text:p>
          </table:table-cell>
          <table:table-cell office:value-type="float" office:value="0.251988">
            <text:p>0.251988</text:p>
          </table:table-cell>
          <table:table-cell office:value-type="float" office:value="0.246863">
            <text:p>0.246863</text:p>
          </table:table-cell>
          <table:table-cell office:value-type="float" office:value="0.257113">
            <text:p>0.257113</text:p>
          </table:table-cell>
          <table:table-cell office:value-type="float" office:value="8927.989161">
            <text:p>8927.989161</text:p>
          </table:table-cell>
          <table:table-cell office:value-type="float" office:value="8404.057666">
            <text:p>8404.057666</text:p>
          </table:table-cell>
          <table:table-cell office:value-type="float" office:value="9451.920656">
            <text:p>9451.920656</text:p>
          </table:table-cell>
          <table:table-cell/>
          <table:table-cell office:value-type="float" office:value="0.02">
            <text:p>0.020000</text:p>
          </table:table-cell>
          <table:table-cell office:value-type="float" office:value="0.395444">
            <text:p>0.395444</text:p>
          </table:table-cell>
          <table:table-cell office:value-type="float" office:value="0.385747">
            <text:p>0.385747</text:p>
          </table:table-cell>
          <table:table-cell office:value-type="float" office:value="0.405141">
            <text:p>0.405141</text:p>
          </table:table-cell>
          <table:table-cell office:value-type="float" office:value="539.815504">
            <text:p>539.815504</text:p>
          </table:table-cell>
          <table:table-cell office:value-type="float" office:value="474.745795">
            <text:p>474.745795</text:p>
          </table:table-cell>
          <table:table-cell office:value-type="float" office:value="604.885214">
            <text:p>604.88521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3">
            <text:p>0.030000</text:p>
          </table:table-cell>
          <table:table-cell office:value-type="float" office:value="0.250416">
            <text:p>0.250416</text:p>
          </table:table-cell>
          <table:table-cell office:value-type="float" office:value="0.245073">
            <text:p>0.245073</text:p>
          </table:table-cell>
          <table:table-cell office:value-type="float" office:value="0.255759">
            <text:p>0.255759</text:p>
          </table:table-cell>
          <table:table-cell office:value-type="float" office:value="14417.991283">
            <text:p>14417.991283</text:p>
          </table:table-cell>
          <table:table-cell office:value-type="float" office:value="13999.738138">
            <text:p>13999.738138</text:p>
          </table:table-cell>
          <table:table-cell office:value-type="float" office:value="14836.244428">
            <text:p>14836.244428</text:p>
          </table:table-cell>
          <table:table-cell/>
          <table:table-cell office:value-type="float" office:value="0.03">
            <text:p>0.030000</text:p>
          </table:table-cell>
          <table:table-cell office:value-type="float" office:value="0.57082">
            <text:p>0.570820</text:p>
          </table:table-cell>
          <table:table-cell office:value-type="float" office:value="0.55245">
            <text:p>0.552450</text:p>
          </table:table-cell>
          <table:table-cell office:value-type="float" office:value="0.58919">
            <text:p>0.589190</text:p>
          </table:table-cell>
          <table:table-cell office:value-type="float" office:value="2134.079945">
            <text:p>2134.079945</text:p>
          </table:table-cell>
          <table:table-cell office:value-type="float" office:value="1836.780951">
            <text:p>1836.780951</text:p>
          </table:table-cell>
          <table:table-cell office:value-type="float" office:value="2431.378939">
            <text:p>2431.37893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4">
            <text:p>0.040000</text:p>
          </table:table-cell>
          <table:table-cell office:value-type="float" office:value="0.250716">
            <text:p>0.250716</text:p>
          </table:table-cell>
          <table:table-cell office:value-type="float" office:value="0.247391">
            <text:p>0.247391</text:p>
          </table:table-cell>
          <table:table-cell office:value-type="float" office:value="0.254041">
            <text:p>0.254041</text:p>
          </table:table-cell>
          <table:table-cell office:value-type="float" office:value="16990.398788">
            <text:p>16990.398788</text:p>
          </table:table-cell>
          <table:table-cell office:value-type="float" office:value="16838.813391">
            <text:p>16838.813391</text:p>
          </table:table-cell>
          <table:table-cell office:value-type="float" office:value="17141.984185">
            <text:p>17141.984185</text:p>
          </table:table-cell>
          <table:table-cell/>
          <table:table-cell office:value-type="float" office:value="0.04">
            <text:p>0.040000</text:p>
          </table:table-cell>
          <table:table-cell office:value-type="float" office:value="0.709264">
            <text:p>0.709264</text:p>
          </table:table-cell>
          <table:table-cell office:value-type="float" office:value="0.69948">
            <text:p>0.699480</text:p>
          </table:table-cell>
          <table:table-cell office:value-type="float" office:value="0.719048">
            <text:p>0.719048</text:p>
          </table:table-cell>
          <table:table-cell office:value-type="float" office:value="3792.902784">
            <text:p>3792.902784</text:p>
          </table:table-cell>
          <table:table-cell office:value-type="float" office:value="3028.070042">
            <text:p>3028.070042</text:p>
          </table:table-cell>
          <table:table-cell office:value-type="float" office:value="4557.735527">
            <text:p>4557.73552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5">
            <text:p>0.050000</text:p>
          </table:table-cell>
          <table:table-cell office:value-type="float" office:value="0.251112">
            <text:p>0.251112</text:p>
          </table:table-cell>
          <table:table-cell office:value-type="float" office:value="0.247047">
            <text:p>0.247047</text:p>
          </table:table-cell>
          <table:table-cell office:value-type="float" office:value="0.255177">
            <text:p>0.255177</text:p>
          </table:table-cell>
          <table:table-cell office:value-type="float" office:value="18618.000772">
            <text:p>18618.000772</text:p>
          </table:table-cell>
          <table:table-cell office:value-type="float" office:value="18314.128257">
            <text:p>18314.128257</text:p>
          </table:table-cell>
          <table:table-cell office:value-type="float" office:value="18921.873286">
            <text:p>18921.873286</text:p>
          </table:table-cell>
          <table:table-cell/>
          <table:table-cell office:value-type="float" office:value="0.05">
            <text:p>0.050000</text:p>
          </table:table-cell>
          <table:table-cell office:value-type="float" office:value="0.790216">
            <text:p>0.790216</text:p>
          </table:table-cell>
          <table:table-cell office:value-type="float" office:value="0.768032">
            <text:p>0.768032</text:p>
          </table:table-cell>
          <table:table-cell office:value-type="float" office:value="0.8124">
            <text:p>0.812400</text:p>
          </table:table-cell>
          <table:table-cell office:value-type="float" office:value="5589.380135">
            <text:p>5589.380135</text:p>
          </table:table-cell>
          <table:table-cell office:value-type="float" office:value="4652.664845">
            <text:p>4652.664845</text:p>
          </table:table-cell>
          <table:table-cell office:value-type="float" office:value="6526.095425">
            <text:p>6526.095425</text:p>
          </table:table-cell>
          <table:table-cell table:number-columns-repeated="1008"/>
        </table:table-row>
        <table:table-row table:style-name="ro1" table:number-rows-repeated="5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008"/>
        </table:table-row>
        <table:table-row table:style-name="ro1" table:number-rows-repeated="12">
          <table:table-cell table:number-columns-repeated="9"/>
          <table:table-cell table:style-name="Default" table:number-columns-repeated="7"/>
          <table:table-cell table:number-columns-repeated="1008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1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14T11:16:22</meta:creation-date>
    <dc:date>2012-03-14T11:20:57</dc:date>
    <meta:editing-duration>PT00H04M36S</meta:editing-duration>
    <meta:editing-cycles>1</meta:editing-cycles>
    <meta:document-statistic meta:table-count="3" meta:cell-count="396" meta:object-count="0"/>
    <meta:generator>OpenOffice.org/3.1$Linux OpenOffice.org_project/310m11$Build-9399</meta:generator>
  </office:meta>
</office:document-meta>
</file>